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Re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 apunts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 re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in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F3]+([.F4]-[.F3])/2)*2*PI()*[.$C$6]" office:value-type="float" office:value="6.91150383789755" calcext:value-type="float">
            <text:p>6,91150383789755</text:p>
          </table:table-cell>
          <table:table-cell table:formula="of:=(([.F3]-([.F3]-[.F2])/2))*2*PI()*[.$C$6]" office:value-type="float" office:value="3.14159265358979" calcext:value-type="float">
            <text:p>3,1415926535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" office:value-type="float" office:value="500" calcext:value-type="float">
            <text:p>500</text:p>
          </table:table-cell>
          <table:table-cell/>
          <table:table-cell table:formula="of:=[.J3]/([.L3]-[.K3]*[.O2])" office:value-type="float" office:value="0" calcext:value-type="float">
            <text:p>0</text:p>
          </table:table-cell>
          <table:table-cell table:formula="of:=([.M3]+[.K3]*[.P2])/([.L3]-[.K3]*[.O2])" office:value-type="float" office:value="500" calcext:value-type="float">
            <text:p>500</text:p>
          </table:table-cell>
          <table:table-cell table:formula="of:=[.O3]*[.Q4]+[.P3]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table:formula="of:=(([.F4]+[.$C$7]/2)^2 -([.F4]-[.$C$7]/2)^2)*2*PI()" office:value-type="float" office:value="24.1274315795696" calcext:value-type="float">
            <text:p>24,1274315795696</text:p>
          </table:table-cell>
          <table:table-cell table:formula="of:=([.F4]+([.F5]-[.F4])/2)*2*PI()*[.$C$6]" office:value-type="float" office:value="8.79645943005142" calcext:value-type="float">
            <text:p>8,79645943005142</text:p>
          </table:table-cell>
          <table:table-cell table:formula="of:=(([.F4]-([.F4]-[.F3])/2))*2*PI()*[.$C$6]" office:value-type="float" office:value="6.91150383789755" calcext:value-type="float">
            <text:p>6,91150383789755</text:p>
          </table:table-cell>
          <table:table-cell table:formula="of:=[.$C$8]*[.H4]/([.F4]-[.F3])" office:value-type="float" office:value="6597.34457253857" calcext:value-type="float">
            <text:p>6597,34457253857</text:p>
          </table:table-cell>
          <table:table-cell table:formula="of:=[.$C$8]*[.I4]/([.F4]-[.F3])" office:value-type="float" office:value="5183.62787842316" calcext:value-type="float">
            <text:p>5183,62787842316</text:p>
          </table:table-cell>
          <table:table-cell table:formula="of:=[.K4]+[.J4]+[.$C$11]*[.G4]" office:value-type="float" office:value="12504.7953983488" calcext:value-type="float">
            <text:p>12504,7953983488</text:p>
          </table:table-cell>
          <table:table-cell table:formula="of:=[.$C$11]*[.$C$10]*[.G4]" office:value-type="float" office:value="18095.5736846772" calcext:value-type="float">
            <text:p>18095,5736846772</text:p>
          </table:table-cell>
          <table:table-cell/>
          <table:table-cell table:formula="of:=[.J4]/([.L4]-[.K4]*[.O3])" office:value-type="float" office:value="0.527585167319867" calcext:value-type="float">
            <text:p>0,527585167319867</text:p>
          </table:table-cell>
          <table:table-cell table:formula="of:=([.M4]+[.K4]*[.P3])/([.L4]-[.K4]*[.O3])" office:value-type="float" office:value="208.71269219174" calcext:value-type="float">
            <text:p>208,71269219174</text:p>
          </table:table-cell>
          <table:table-cell table:formula="of:=[.O4]*[.Q5]+[.P4]" office:value-type="float" office:value="299.07340854571" calcext:value-type="float">
            <text:p>299,073408545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table:formula="of:=(([.F5]+[.$C$7]/2)^2 -([.F5]-[.$C$7]/2)^2)*2*PI()" office:value-type="float" office:value="32.1699087727595" calcext:value-type="float">
            <text:p>32,1699087727595</text:p>
          </table:table-cell>
          <table:table-cell table:formula="of:=([.F5]+([.F6]-[.F5])/2)*2*PI()*[.$C$6]" office:value-type="float" office:value="11.3097335529233" calcext:value-type="float">
            <text:p>11,3097335529233</text:p>
          </table:table-cell>
          <table:table-cell table:formula="of:=(([.F5]-([.F5]-[.F4])/2))*2*PI()*[.$C$6]" office:value-type="float" office:value="8.79645943005142" calcext:value-type="float">
            <text:p>8,79645943005142</text:p>
          </table:table-cell>
          <table:table-cell table:formula="of:=[.$C$8]*[.H5]/([.F5]-[.F4])" office:value-type="float" office:value="4241.15008234622" calcext:value-type="float">
            <text:p>4241,15008234622</text:p>
          </table:table-cell>
          <table:table-cell table:formula="of:=[.$C$8]*[.I5]/([.F5]-[.F4])" office:value-type="float" office:value="3298.67228626928" calcext:value-type="float">
            <text:p>3298,67228626928</text:p>
          </table:table-cell>
          <table:table-cell table:formula="of:=[.K5]+[.J5]+[.$C$11]*[.G5]" office:value-type="float" office:value="8504.91963179829" calcext:value-type="float">
            <text:p>8504,91963179829</text:p>
          </table:table-cell>
          <table:table-cell table:formula="of:=[.$C$11]*[.$C$10]*[.G5]" office:value-type="float" office:value="24127.4315795696" calcext:value-type="float">
            <text:p>24127,4315795696</text:p>
          </table:table-cell>
          <table:table-cell/>
          <table:table-cell table:formula="of:=[.J5]/([.L5]-[.K5]*[.O4])" office:value-type="float" office:value="0.626963447986879" calcext:value-type="float">
            <text:p>0,626963447986879</text:p>
          </table:table-cell>
          <table:table-cell table:formula="of:=([.M5]+[.K5]*[.P4])/([.L5]-[.K5]*[.O4])" office:value-type="float" office:value="105.343014720336" calcext:value-type="float">
            <text:p>105,343014720336</text:p>
          </table:table-cell>
          <table:table-cell table:formula="of:=[.O5]*[.Q6]+[.P5]" office:value-type="float" office:value="171.272283512068" calcext:value-type="float">
            <text:p>171,2722835120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formula="of:=(([.F6]+[.$C$7]/2)^2 -([.F6]-[.$C$7]/2)^2)*2*PI()" office:value-type="float" office:value="40.2123859659494" calcext:value-type="float">
            <text:p>40,2123859659494</text:p>
          </table:table-cell>
          <table:table-cell table:formula="of:=([.F6]+([.F7]-[.F6])/2)*2*PI()*[.$C$6]" office:value-type="float" office:value="13.8230076757951" calcext:value-type="float">
            <text:p>13,8230076757951</text:p>
          </table:table-cell>
          <table:table-cell table:formula="of:=(([.F6]-([.F6]-[.F5])/2))*2*PI()*[.$C$6]" office:value-type="float" office:value="11.3097335529233" calcext:value-type="float">
            <text:p>11,3097335529233</text:p>
          </table:table-cell>
          <table:table-cell table:formula="of:=[.$C$8]*[.H6]/([.F6]-[.F5])" office:value-type="float" office:value="5183.62787842316" calcext:value-type="float">
            <text:p>5183,62787842316</text:p>
          </table:table-cell>
          <table:table-cell table:formula="of:=[.$C$8]*[.I6]/([.F6]-[.F5])" office:value-type="float" office:value="4241.15008234622" calcext:value-type="float">
            <text:p>4241,15008234622</text:p>
          </table:table-cell>
          <table:table-cell table:formula="of:=[.K6]+[.J6]+[.$C$11]*[.G6]" office:value-type="float" office:value="10631.1495397479" calcext:value-type="float">
            <text:p>10631,1495397479</text:p>
          </table:table-cell>
          <table:table-cell table:formula="of:=[.$C$11]*[.$C$10]*[.G6]" office:value-type="float" office:value="30159.289474462" calcext:value-type="float">
            <text:p>30159,289474462</text:p>
          </table:table-cell>
          <table:table-cell/>
          <table:table-cell table:formula="of:=[.J6]/([.L6]-[.K6]*[.O5])" office:value-type="float" office:value="0.650220848736245" calcext:value-type="float">
            <text:p>0,650220848736245</text:p>
          </table:table-cell>
          <table:table-cell table:formula="of:=([.M6]+[.K6]*[.P5])/([.L6]-[.K6]*[.O5])" office:value-type="float" office:value="59.8254685707406" calcext:value-type="float">
            <text:p>59,8254685707406</text:p>
          </table:table-cell>
          <table:table-cell table:formula="of:=[.O6]*[.Q7]+[.P6]" office:value-type="float" office:value="105.156479222871" calcext:value-type="float">
            <text:p>105,1564792228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taR</text:p>
          </table:table-cell>
          <table:table-cell table:formula="of:=([.C3]-[.C2])/[.C1]" office:value-type="float" office:value="0.8" calcext:value-type="float">
            <text:p>0,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formula="of:=(([.F7]+[.$C$7]/2)^2 -([.F7]-[.$C$7]/2)^2)*2*PI()" office:value-type="float" office:value="48.2548631591393" calcext:value-type="float">
            <text:p>48,2548631591393</text:p>
          </table:table-cell>
          <table:table-cell table:formula="of:=([.F7]+([.F8]-[.F7])/2)*2*PI()*[.$C$6]" office:value-type="float" office:value="16.3362817986669" calcext:value-type="float">
            <text:p>16,3362817986669</text:p>
          </table:table-cell>
          <table:table-cell table:formula="of:=(([.F7]-([.F7]-[.F6])/2))*2*PI()*[.$C$6]" office:value-type="float" office:value="13.8230076757951" calcext:value-type="float">
            <text:p>13,8230076757951</text:p>
          </table:table-cell>
          <table:table-cell table:formula="of:=[.$C$8]*[.H7]/([.F7]-[.F6])" office:value-type="float" office:value="6126.1056745001" calcext:value-type="float">
            <text:p>6126,1056745001</text:p>
          </table:table-cell>
          <table:table-cell table:formula="of:=[.$C$8]*[.I7]/([.F7]-[.F6])" office:value-type="float" office:value="5183.62787842316" calcext:value-type="float">
            <text:p>5183,62787842316</text:p>
          </table:table-cell>
          <table:table-cell table:formula="of:=[.K7]+[.J7]+[.$C$11]*[.G7]" office:value-type="float" office:value="12757.3794476974" calcext:value-type="float">
            <text:p>12757,3794476974</text:p>
          </table:table-cell>
          <table:table-cell table:formula="of:=[.$C$11]*[.$C$10]*[.G7]" office:value-type="float" office:value="36191.1473693544" calcext:value-type="float">
            <text:p>36191,1473693544</text:p>
          </table:table-cell>
          <table:table-cell/>
          <table:table-cell table:formula="of:=[.J7]/([.L7]-[.K7]*[.O6])" office:value-type="float" office:value="0.652624507794181" calcext:value-type="float">
            <text:p>0,652624507794181</text:p>
          </table:table-cell>
          <table:table-cell table:formula="of:=([.M7]+[.K7]*[.P6])/([.L7]-[.K7]*[.O6])" office:value-type="float" office:value="36.8923691518067" calcext:value-type="float">
            <text:p>36,8923691518067</text:p>
          </table:table-cell>
          <table:table-cell table:formula="of:=[.O7]*[.Q8]+[.P7]" office:value-type="float" office:value="69.7163290599419" calcext:value-type="float">
            <text:p>69,71632905994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6" calcext:value-type="float">
            <text:p>5,6</text:p>
          </table:table-cell>
          <table:table-cell table:formula="of:=(([.F8]+[.$C$7]/2)^2 -([.F8]-[.$C$7]/2)^2)*2*PI()" office:value-type="float" office:value="56.2973403523291" calcext:value-type="float">
            <text:p>56,2973403523291</text:p>
          </table:table-cell>
          <table:table-cell table:formula="of:=([.F8]+([.F9]-[.F8])/2)*2*PI()*[.$C$6]" office:value-type="float" office:value="18.8495559215388" calcext:value-type="float">
            <text:p>18,8495559215388</text:p>
          </table:table-cell>
          <table:table-cell table:formula="of:=(([.F8]-([.F8]-[.F7])/2))*2*PI()*[.$C$6]" office:value-type="float" office:value="16.3362817986669" calcext:value-type="float">
            <text:p>16,3362817986669</text:p>
          </table:table-cell>
          <table:table-cell table:formula="of:=[.$C$8]*[.H8]/([.F8]-[.F7])" office:value-type="float" office:value="7068.58347057704" calcext:value-type="float">
            <text:p>7068,58347057704</text:p>
          </table:table-cell>
          <table:table-cell table:formula="of:=[.$C$8]*[.I8]/([.F8]-[.F7])" office:value-type="float" office:value="6126.1056745001" calcext:value-type="float">
            <text:p>6126,1056745001</text:p>
          </table:table-cell>
          <table:table-cell table:formula="of:=[.K8]+[.J8]+[.$C$11]*[.G8]" office:value-type="float" office:value="14883.609355647" calcext:value-type="float">
            <text:p>14883,609355647</text:p>
          </table:table-cell>
          <table:table-cell table:formula="of:=[.$C$11]*[.$C$10]*[.G8]" office:value-type="float" office:value="42223.0052642469" calcext:value-type="float">
            <text:p>42223,0052642469</text:p>
          </table:table-cell>
          <table:table-cell/>
          <table:table-cell table:formula="of:=[.J8]/([.L8]-[.K8]*[.O7])" office:value-type="float" office:value="0.649353983300536" calcext:value-type="float">
            <text:p>0,649353983300536</text:p>
          </table:table-cell>
          <table:table-cell table:formula="of:=([.M8]+[.K8]*[.P7])/([.L8]-[.K8]*[.O7])" office:value-type="float" office:value="24.6408537407521" calcext:value-type="float">
            <text:p>24,6408537407521</text:p>
          </table:table-cell>
          <table:table-cell table:formula="of:=[.O8]*[.Q9]+[.P8]" office:value-type="float" office:value="50.2953222199355" calcext:value-type="float">
            <text:p>50,295322219935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wall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4" calcext:value-type="float">
            <text:p>6,4</text:p>
          </table:table-cell>
          <table:table-cell table:formula="of:=(([.F9]+[.$C$7]/2)^2 -([.F9]-[.$C$7]/2)^2)*2*PI()" office:value-type="float" office:value="64.339817545519" calcext:value-type="float">
            <text:p>64,339817545519</text:p>
          </table:table-cell>
          <table:table-cell table:formula="of:=([.F9]+([.F10]-[.F9])/2)*2*PI()*[.$C$6]" office:value-type="float" office:value="21.3628300444106" calcext:value-type="float">
            <text:p>21,3628300444106</text:p>
          </table:table-cell>
          <table:table-cell table:formula="of:=(([.F9]-([.F9]-[.F8])/2))*2*PI()*[.$C$6]" office:value-type="float" office:value="18.8495559215388" calcext:value-type="float">
            <text:p>18,8495559215388</text:p>
          </table:table-cell>
          <table:table-cell table:formula="of:=[.$C$8]*[.H9]/([.F9]-[.F8])" office:value-type="float" office:value="8011.06126665397" calcext:value-type="float">
            <text:p>8011,06126665397</text:p>
          </table:table-cell>
          <table:table-cell table:formula="of:=[.$C$8]*[.I9]/([.F9]-[.F8])" office:value-type="float" office:value="7068.58347057703" calcext:value-type="float">
            <text:p>7068,58347057703</text:p>
          </table:table-cell>
          <table:table-cell table:formula="of:=[.K9]+[.J9]+[.$C$11]*[.G9]" office:value-type="float" office:value="17009.8392635966" calcext:value-type="float">
            <text:p>17009,8392635966</text:p>
          </table:table-cell>
          <table:table-cell table:formula="of:=[.$C$11]*[.$C$10]*[.G9]" office:value-type="float" office:value="48254.8631591393" calcext:value-type="float">
            <text:p>48254,8631591393</text:p>
          </table:table-cell>
          <table:table-cell/>
          <table:table-cell table:formula="of:=[.J9]/([.L9]-[.K9]*[.O8])" office:value-type="float" office:value="0.645021998605507" calcext:value-type="float">
            <text:p>0,645021998605507</text:p>
          </table:table-cell>
          <table:table-cell table:formula="of:=([.M9]+[.K9]*[.P8])/([.L9]-[.K9]*[.O8])" office:value-type="float" office:value="17.909331974429" calcext:value-type="float">
            <text:p>17,909331974429</text:p>
          </table:table-cell>
          <table:table-cell table:formula="of:=[.O9]*[.Q10]+[.P9]" office:value-type="float" office:value="39.5076786143467" calcext:value-type="float">
            <text:p>39,5076786143467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,2</text:p>
          </table:table-cell>
          <table:table-cell table:formula="of:=(([.F10]+[.$C$7]/2)^2 -([.F10]-[.$C$7]/2)^2)*2*PI()" office:value-type="float" office:value="72.3822947387089" calcext:value-type="float">
            <text:p>72,3822947387089</text:p>
          </table:table-cell>
          <table:table-cell table:formula="of:=([.F10]+([.F11]-[.F10])/2)*2*PI()*[.$C$6]" office:value-type="float" office:value="23.8761041672824" calcext:value-type="float">
            <text:p>23,8761041672824</text:p>
          </table:table-cell>
          <table:table-cell table:formula="of:=(([.F10]-([.F10]-[.F9])/2))*2*PI()*[.$C$6]" office:value-type="float" office:value="21.3628300444106" calcext:value-type="float">
            <text:p>21,3628300444106</text:p>
          </table:table-cell>
          <table:table-cell table:formula="of:=[.$C$8]*[.H10]/([.F10]-[.F9])" office:value-type="float" office:value="8953.53906273091" calcext:value-type="float">
            <text:p>8953,53906273091</text:p>
          </table:table-cell>
          <table:table-cell table:formula="of:=[.$C$8]*[.I10]/([.F10]-[.F9])" office:value-type="float" office:value="8011.06126665398" calcext:value-type="float">
            <text:p>8011,06126665398</text:p>
          </table:table-cell>
          <table:table-cell table:formula="of:=[.K10]+[.J10]+[.$C$11]*[.G10]" office:value-type="float" office:value="19136.0691715462" calcext:value-type="float">
            <text:p>19136,0691715462</text:p>
          </table:table-cell>
          <table:table-cell table:formula="of:=[.$C$11]*[.$C$10]*[.G10]" office:value-type="float" office:value="54286.7210540317" calcext:value-type="float">
            <text:p>54286,7210540317</text:p>
          </table:table-cell>
          <table:table-cell/>
          <table:table-cell table:formula="of:=[.J10]/([.L10]-[.K10]*[.O9])" office:value-type="float" office:value="0.640968852921632" calcext:value-type="float">
            <text:p>0,640968852921632</text:p>
          </table:table-cell>
          <table:table-cell table:formula="of:=([.M10]+[.K10]*[.P9])/([.L10]-[.K10]*[.O9])" office:value-type="float" office:value="14.1572694412997" calcext:value-type="float">
            <text:p>14,1572694412997</text:p>
          </table:table-cell>
          <table:table-cell table:formula="of:=[.O10]*[.Q11]+[.P10]" office:value-type="float" office:value="33.4846667037897" calcext:value-type="float">
            <text:p>33,484666703789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haex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([.F11]+[.$C$7]/2)^2 -([.F11]-[.$C$7]/2)^2)*2*PI()" office:value-type="float" office:value="80.4247719318987" calcext:value-type="float">
            <text:p>80,4247719318987</text:p>
          </table:table-cell>
          <table:table-cell table:formula="of:=([.F11]+([.F12]-[.F11])/2)*2*PI()*[.$C$6]" office:value-type="float" office:value="26.3893782901543" calcext:value-type="float">
            <text:p>26,3893782901543</text:p>
          </table:table-cell>
          <table:table-cell table:formula="of:=(([.F11]-([.F11]-[.F10])/2))*2*PI()*[.$C$6]" office:value-type="float" office:value="23.8761041672824" calcext:value-type="float">
            <text:p>23,8761041672824</text:p>
          </table:table-cell>
          <table:table-cell table:formula="of:=[.$C$8]*[.H11]/([.F11]-[.F10])" office:value-type="float" office:value="9896.01685880785" calcext:value-type="float">
            <text:p>9896,01685880785</text:p>
          </table:table-cell>
          <table:table-cell table:formula="of:=[.$C$8]*[.I11]/([.F11]-[.F10])" office:value-type="float" office:value="8953.53906273091" calcext:value-type="float">
            <text:p>8953,53906273091</text:p>
          </table:table-cell>
          <table:table-cell table:formula="of:=[.K11]+[.J11]+[.$C$11]*[.G11]" office:value-type="float" office:value="21262.2990794957" calcext:value-type="float">
            <text:p>21262,2990794957</text:p>
          </table:table-cell>
          <table:table-cell table:formula="of:=[.$C$11]*[.$C$10]*[.G11]" office:value-type="float" office:value="60318.5789489241" calcext:value-type="float">
            <text:p>60318,5789489241</text:p>
          </table:table-cell>
          <table:table-cell/>
          <table:table-cell table:formula="of:=[.J11]/([.L11]-[.K11]*[.O10])" office:value-type="float" office:value="0.637491962471383" calcext:value-type="float">
            <text:p>0,637491962471383</text:p>
          </table:table-cell>
          <table:table-cell table:formula="of:=([.M11]+[.K11]*[.P10])/([.L11]-[.K11]*[.O10])" office:value-type="float" office:value="12.051273109732" calcext:value-type="float">
            <text:p>12,051273109732</text:p>
          </table:table-cell>
          <table:table-cell table:formula="of:=[.O11]*[.Q12]+[.P11]" office:value-type="float" office:value="30.1534110033472" calcext:value-type="float">
            <text:p>30,15341100334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phae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,8</text:p>
          </table:table-cell>
          <table:table-cell table:formula="of:=(([.F12]+[.$C$7]/2)^2 -([.F12]-[.$C$7]/2)^2)*2*PI()" office:value-type="float" office:value="88.4672491250887" calcext:value-type="float">
            <text:p>88,4672491250887</text:p>
          </table:table-cell>
          <table:table-cell table:formula="of:=([.F12]+([.F13]-[.F12])/2)*2*PI()*[.$C$6]" office:value-type="float" office:value="28.9026524130261" calcext:value-type="float">
            <text:p>28,9026524130261</text:p>
          </table:table-cell>
          <table:table-cell table:formula="of:=(([.F12]-([.F12]-[.F11])/2))*2*PI()*[.$C$6]" office:value-type="float" office:value="26.3893782901543" calcext:value-type="float">
            <text:p>26,3893782901543</text:p>
          </table:table-cell>
          <table:table-cell table:formula="of:=[.$C$8]*[.H12]/([.F12]-[.F11])" office:value-type="float" office:value="10838.4946548848" calcext:value-type="float">
            <text:p>10838,4946548848</text:p>
          </table:table-cell>
          <table:table-cell table:formula="of:=[.$C$8]*[.I12]/([.F12]-[.F11])" office:value-type="float" office:value="9896.01685880784" calcext:value-type="float">
            <text:p>9896,01685880784</text:p>
          </table:table-cell>
          <table:table-cell table:formula="of:=[.K12]+[.J12]+[.$C$11]*[.G12]" office:value-type="float" office:value="23388.5289874453" calcext:value-type="float">
            <text:p>23388,5289874453</text:p>
          </table:table-cell>
          <table:table-cell table:formula="of:=[.$C$11]*[.$C$10]*[.G12]" office:value-type="float" office:value="66350.4368438165" calcext:value-type="float">
            <text:p>66350,4368438165</text:p>
          </table:table-cell>
          <table:table-cell/>
          <table:table-cell table:formula="of:=[.J12]/([.L12]-[.K12]*[.O11])" office:value-type="float" office:value="0.634576084401986" calcext:value-type="float">
            <text:p>0,634576084401986</text:p>
          </table:table-cell>
          <table:table-cell table:formula="of:=([.M12]+[.K12]*[.P11])/([.L12]-[.K12]*[.O11])" office:value-type="float" office:value="10.8671633228907" calcext:value-type="float">
            <text:p>10,8671633228907</text:p>
          </table:table-cell>
          <table:table-cell table:formula="of:=[.O12]*[.Q13]+[.P12]" office:value-type="float" office:value="28.3958684332868" calcext:value-type="float">
            <text:p>28,395868433286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+1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,6</text:p>
          </table:table-cell>
          <table:table-cell table:formula="of:=(([.F13]+[.$C$7]/2)^2 -([.F13]-[.$C$7]/2)^2)*2*PI()" office:value-type="float" office:value="96.5097263182785" calcext:value-type="float">
            <text:p>96,5097263182785</text:p>
          </table:table-cell>
          <table:table-cell table:formula="of:=([.F13]+([.F14]-[.F13])/2)*2*PI()*[.$C$6]" office:value-type="float" office:value="30.78760800518" calcext:value-type="float">
            <text:p>30,78760800518</text:p>
          </table:table-cell>
          <table:table-cell table:formula="of:=(([.F13]-([.F13]-[.F12])/2))*2*PI()*[.$C$6]" office:value-type="float" office:value="28.9026524130261" calcext:value-type="float">
            <text:p>28,9026524130261</text:p>
          </table:table-cell>
          <table:table-cell table:formula="of:=[.$C$8]*[.H13]/([.F13]-[.F12])" office:value-type="float" office:value="11545.3530019425" calcext:value-type="float">
            <text:p>11545,3530019425</text:p>
          </table:table-cell>
          <table:table-cell table:formula="of:=[.$C$8]*[.I13]/([.F13]-[.F12])" office:value-type="float" office:value="10838.4946548848" calcext:value-type="float">
            <text:p>10838,4946548848</text:p>
          </table:table-cell>
          <table:table-cell table:formula="of:=[.K13]+[.J13]+[.$C$11]*[.G13]" office:value-type="float" office:value="25279.1394463757" calcext:value-type="float">
            <text:p>25279,1394463757</text:p>
          </table:table-cell>
          <table:table-cell table:formula="of:=[.$C$11]*[.$C$10]*[.G13]" office:value-type="float" office:value="72382.2947387089" calcext:value-type="float">
            <text:p>72382,2947387089</text:p>
          </table:table-cell>
          <table:table-cell/>
          <table:table-cell table:formula="of:=[.J13]/([.L13]-[.K13]*[.O12])" office:value-type="float" office:value="0.627420851195911" calcext:value-type="float">
            <text:p>0,627420851195911</text:p>
          </table:table-cell>
          <table:table-cell table:formula="of:=([.M13]+[.K13]*[.P12])/([.L13]-[.K13]*[.O12])" office:value-type="float" office:value="10.3343834519491" calcext:value-type="float">
            <text:p>10,3343834519491</text:p>
          </table:table-cell>
          <table:table-cell table:formula="of:=[.O13]*[.Q14]+[.P13]" office:value-type="float" office:value="27.6227004787217" calcext:value-type="float">
            <text:p>27,622700478721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+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F14]-([.F14]-[.F13])/2))*2*PI()*[.$C$6]" office:value-type="float" office:value="30.78760800518" calcext:value-type="float">
            <text:p>30,78760800518</text:p>
          </table:table-cell>
          <table:table-cell office:value-type="float" office:value="0" calcext:value-type="float">
            <text:p>0</text:p>
          </table:table-cell>
          <table:table-cell table:formula="of:=[.$C$8]/([.F14]-[.F13])" office:value-type="float" office:value="749.999999999999" calcext:value-type="float">
            <text:p>749,999999999999</text:p>
          </table:table-cell>
          <table:table-cell table:formula="of:=[.K14]+[.C12]" office:value-type="float" office:value="769.999999999999" calcext:value-type="float">
            <text:p>769,999999999999</text:p>
          </table:table-cell>
          <table:table-cell table:formula="of:=[.C12]*[.C10]" office:value-type="float" office:value="500" calcext:value-type="float">
            <text:p>500</text:p>
          </table:table-cell>
          <table:table-cell/>
          <table:table-cell table:formula="of:=[.J14]/([.L14]-[.K14]*[.O13])" office:value-type="float" office:value="0" calcext:value-type="float">
            <text:p>0</text:p>
          </table:table-cell>
          <table:table-cell table:formula="of:=([.M14]+[.K14]*[.P13])/([.L14]-[.K14]*[.O13])" office:value-type="float" office:value="27.5545783883653" calcext:value-type="float">
            <text:p>27,5545783883653</text:p>
          </table:table-cell>
          <table:table-cell table:formula="of:=[.O14]*[.Q15]+[.P14]" office:value-type="float" office:value="27.5545783883653" calcext:value-type="float">
            <text:p>27,554578388365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float" office:value="0.02" calcext:value-type="float">
            <text:p>0,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o</text:p>
          </table:table-cell>
          <table:table-cell office:value-type="float" office:value="0.023" calcext:value-type="float">
            <text:p>0,02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5" calcext:value-type="float">
            <text:p>0,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=20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eltaX</text:p>
          </table:table-cell>
          <table:table-cell table:formula="of:=[.C18]/[.C19]" office:value-type="float" office:value="0.025" calcext:value-type="float">
            <text:p>0,02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1[i]</text:p>
          </table:table-cell>
          <table:table-cell office:value-type="string" calcext:value-type="string">
            <text:p>T1[i]</text:p>
          </table:table-cell>
          <table:table-cell office:value-type="string" calcext:value-type="string">
            <text:p>T3[i]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style-name="ce1"/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office:value-type="float" office:value="0" calcext:value-type="float">
            <text:p>0</text:p>
          </table:table-cell>
          <table:table-cell table:formula="of:=[.I21]+[.J21]-[.$C$23]*[.$C$26]-[.$C$24]*[.$C$27]" office:value-type="float" office:value="-8.96610543334527" calcext:value-type="float">
            <text:p>-8,96610543334527</text:p>
          </table:table-cell>
          <table:table-cell table:formula="of:=-([.G21]+[.G22])/2*[.$C$23]*[.$C$26]-[.$C$24]*([.H21]+[.H22])/2*[.$C$27]" office:value-type="float" office:value="-3726.49512427069" calcext:value-type="float">
            <text:p>-3726,49512427069</text:p>
          </table:table-cell>
          <table:table-cell/>
          <table:table-cell table:formula="of:=[.I21]/([.K21]-[.J21]*[.N20])" office:value-type="float" office:value="0.0451997196916608" calcext:value-type="float">
            <text:p>0,045199719691661</text:p>
          </table:table-cell>
          <table:table-cell table:formula="of:=([.L21]+[.J21]*[.O20])/([.K21]+[.J21]*[.N20])" office:value-type="float" office:value="415.620265897356" calcext:value-type="float">
            <text:p>415,620265897356</text:p>
          </table:table-cell>
          <table:table-cell table:formula="of:=[.N21]*[.P22]+[.O21]" office:value-type="float" office:value="435.752275712535" calcext:value-type="float">
            <text:p>435,752275712535</text:p>
          </table:table-cell>
          <table:table-cell/>
          <table:table-cell table:formula="of:=(([.G21]+[.G22])/2-[.P21])*[.$C$23]*[.$C$26]" office:value-type="float" office:value="1761.34611770448" calcext:value-type="float">
            <text:p>1761,34611770448</text:p>
          </table:table-cell>
          <table:table-cell table:formula="of:=((([.H21]+[.H22])/2)-[.P21])*[.$C$27]*[.$C$24]" office:value-type="float" office:value="-1765.25649717942" calcext:value-type="float">
            <text:p>-1765,25649717942</text:p>
          </table:table-cell>
          <table:table-cell table:formula="of:=SUM([.R21:.S21])" office:value-type="float" office:value="-3.91037947493896" calcext:value-type="float">
            <text:p>-3,91037947493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mbd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,025</text:p>
          </table:table-cell>
          <table:table-cell office:value-type="float" office:value="992.812315938619" calcext:value-type="float">
            <text:p>992,812315938619</text:p>
          </table:table-cell>
          <table:table-cell office:value-type="float" office:value="120.02791988608" calcext:value-type="float">
            <text:p>120,02791988608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2]+[.J22]-[.$C$23]*[.$C$26]-[.$C$24]*[.$C$27]" office:value-type="float" office:value="-9.37137088565835" calcext:value-type="float">
            <text:p>-9,37137088565835</text:p>
          </table:table-cell>
          <table:table-cell table:formula="of:=-([.G22]+[.G23])/2*[.$C$23]*[.$C$26]-[.$C$24]*([.H22]+[.H23])/2*[.$C$27]" office:value-type="float" office:value="-3812.83619440955" calcext:value-type="float">
            <text:p>-3812,83619440955</text:p>
          </table:table-cell>
          <table:table-cell/>
          <table:table-cell table:formula="of:=[.I22]/([.K22]-[.J22]*[.N21])" office:value-type="float" office:value="0.0433297504331315" calcext:value-type="float">
            <text:p>0,043329750433132</text:p>
          </table:table-cell>
          <table:table-cell table:formula="of:=([.L22]+[.J22]*[.O21])/([.K22]-[.J22]*[.N21])" office:value-type="float" office:value="425.665579903463" calcext:value-type="float">
            <text:p>425,665579903463</text:p>
          </table:table-cell>
          <table:table-cell table:formula="of:=[.N22]*[.P23]+[.O22]" office:value-type="float" office:value="445.401209399379" calcext:value-type="float">
            <text:p>445,401209399379</text:p>
          </table:table-cell>
          <table:table-cell/>
          <table:table-cell table:formula="of:=(([.G22]+[.G23])/2-[.P22])*[.$C$23]*[.$C$26]" office:value-type="float" office:value="1708.7836749798" calcext:value-type="float">
            <text:p>1708,7836749798</text:p>
          </table:table-cell>
          <table:table-cell table:formula="of:=((([.H22]+[.H23])/2)-[.P22])*[.$C$27]*[.$C$24]" office:value-type="float" office:value="-1708.95596159655" calcext:value-type="float">
            <text:p>-1708,95596159655</text:p>
          </table:table-cell>
          <table:table-cell table:formula="of:=SUM([.R22:.S22])" office:value-type="float" office:value="-0.172286616742895" calcext:value-type="float">
            <text:p>-0,1722866167428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fa 2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985.835577051221" calcext:value-type="float">
            <text:p>985,835577051221</text:p>
          </table:table-cell>
          <table:table-cell office:value-type="float" office:value="140.075858183511" calcext:value-type="float">
            <text:p>140,075858183511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3]+[.J23]-[.$C$23]*[.$C$26]-[.$C$24]*[.$C$27]" office:value-type="float" office:value="-9.37137088565835" calcext:value-type="float">
            <text:p>-9,37137088565835</text:p>
          </table:table-cell>
          <table:table-cell table:formula="of:=-([.G23]+[.G24])/2*[.$C$23]*[.$C$26]-[.$C$24]*([.H23]+[.H24])/2*[.$C$27]" office:value-type="float" office:value="-3899.27851174958" calcext:value-type="float">
            <text:p>-3899,27851174958</text:p>
          </table:table-cell>
          <table:table-cell/>
          <table:table-cell table:formula="of:=[.I23]/([.K23]-[.J23]*[.N22])" office:value-type="float" office:value="0.0433262399114889" calcext:value-type="float">
            <text:p>0,043326239911489</text:p>
          </table:table-cell>
          <table:table-cell table:formula="of:=([.L23]+[.J23]*[.O22])/([.K23]-[.J23]*[.N22])" office:value-type="float" office:value="435.30771975804" calcext:value-type="float">
            <text:p>435,30771975804</text:p>
          </table:table-cell>
          <table:table-cell table:formula="of:=[.N23]*[.P24]+[.O23]" office:value-type="float" office:value="455.475263499918" calcext:value-type="float">
            <text:p>455,475263499918</text:p>
          </table:table-cell>
          <table:table-cell/>
          <table:table-cell table:formula="of:=(([.G23]+[.G24])/2-[.P23])*[.$C$23]*[.$C$26]" office:value-type="float" office:value="1655.54521521939" calcext:value-type="float">
            <text:p>1655,54521521939</text:p>
          </table:table-cell>
          <table:table-cell table:formula="of:=((([.H23]+[.H24])/2)-[.P23])*[.$C$27]*[.$C$24]" office:value-type="float" office:value="-1655.51754961108" calcext:value-type="float">
            <text:p>-1655,51754961108</text:p>
          </table:table-cell>
          <table:table-cell table:formula="of:=SUM([.R23:.S23])" office:value-type="float" office:value="0.0276656083149192" calcext:value-type="float">
            <text:p>0,0276656083149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fa 3 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75" calcext:value-type="float">
            <text:p>0,075</text:p>
          </table:table-cell>
          <table:table-cell office:value-type="float" office:value="979.067768005821" calcext:value-type="float">
            <text:p>979,067768005821</text:p>
          </table:table-cell>
          <table:table-cell office:value-type="float" office:value="159.897738043026" calcext:value-type="float">
            <text:p>159,897738043026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4]+[.J24]-[.$C$23]*[.$C$26]-[.$C$24]*[.$C$27]" office:value-type="float" office:value="-9.37137088565835" calcext:value-type="float">
            <text:p>-9,37137088565835</text:p>
          </table:table-cell>
          <table:table-cell table:formula="of:=-([.G24]+[.G25])/2*[.$C$23]*[.$C$26]-[.$C$24]*([.H24]+[.H25])/2*[.$C$27]" office:value-type="float" office:value="-3984.96061245096" calcext:value-type="float">
            <text:p>-3984,96061245096</text:p>
          </table:table-cell>
          <table:table-cell/>
          <table:table-cell table:formula="of:=[.I24]/([.K24]-[.J24]*[.N23])" office:value-type="float" office:value="0.0433262333216684" calcext:value-type="float">
            <text:p>0,043326233321668</text:p>
          </table:table-cell>
          <table:table-cell table:formula="of:=([.L24]+[.J24]*[.O23])/([.K24]-[.J24]*[.N23])" office:value-type="float" office:value="444.885537346821" calcext:value-type="float">
            <text:p>444,885537346821</text:p>
          </table:table-cell>
          <table:table-cell table:formula="of:=[.N24]*[.P25]+[.O24]" office:value-type="float" office:value="465.481052200193" calcext:value-type="float">
            <text:p>465,481052200193</text:p>
          </table:table-cell>
          <table:table-cell/>
          <table:table-cell table:formula="of:=(([.G24]+[.G25])/2-[.P24])*[.$C$23]*[.$C$26]" office:value-type="float" office:value="1603.17303764801" calcext:value-type="float">
            <text:p>1603,17303764801</text:p>
          </table:table-cell>
          <table:table-cell table:formula="of:=((([.H24]+[.H25])/2)-[.P24])*[.$C$27]*[.$C$24]" office:value-type="float" office:value="-1603.1212272854" calcext:value-type="float">
            <text:p>-1603,1212272854</text:p>
          </table:table-cell>
          <table:table-cell table:formula="of:=SUM([.R24:.S24])" office:value-type="float" office:value="0.051810362616834" calcext:value-type="float">
            <text:p>0,0518103626168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formula="of:=([.C17]*[.C17]-[.C16]*[.C16])*PI()/4" office:value-type="float" office:value="0.000101316363078271" calcext:value-type="float">
            <text:p>0,0001013163630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972.505990687886" calcext:value-type="float">
            <text:p>972,505990687886</text:p>
          </table:table-cell>
          <table:table-cell office:value-type="float" office:value="179.424557202538" calcext:value-type="float">
            <text:p>179,424557202538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5]+[.J25]-[.$C$23]*[.$C$26]-[.$C$24]*[.$C$27]" office:value-type="float" office:value="-9.37137088565835" calcext:value-type="float">
            <text:p>-9,37137088565835</text:p>
          </table:table-cell>
          <table:table-cell table:formula="of:=-([.G25]+[.G26])/2*[.$C$23]*[.$C$26]-[.$C$24]*([.H25]+[.H26])/2*[.$C$27]" office:value-type="float" office:value="-4069.53668170695" calcext:value-type="float">
            <text:p>-4069,53668170695</text:p>
          </table:table-cell>
          <table:table-cell/>
          <table:table-cell table:formula="of:=[.I25]/([.K25]-[.J25]*[.N24])" office:value-type="float" office:value="0.0433262333092982" calcext:value-type="float">
            <text:p>0,043326233309298</text:p>
          </table:table-cell>
          <table:table-cell table:formula="of:=([.L25]+[.J25]*[.O24])/([.K25]-[.J25]*[.N24])" office:value-type="float" office:value="454.34239025185" calcext:value-type="float">
            <text:p>454,34239025185</text:p>
          </table:table-cell>
          <table:table-cell table:formula="of:=[.N25]*[.P26]+[.O25]" office:value-type="float" office:value="475.358997872347" calcext:value-type="float">
            <text:p>475,358997872347</text:p>
          </table:table-cell>
          <table:table-cell/>
          <table:table-cell table:formula="of:=(([.G25]+[.G26])/2-[.P25])*[.$C$23]*[.$C$26]" office:value-type="float" office:value="1551.84442737592" calcext:value-type="float">
            <text:p>1551,84442737592</text:p>
          </table:table-cell>
          <table:table-cell table:formula="of:=((([.H25]+[.H26])/2)-[.P25])*[.$C$27]*[.$C$24]" office:value-type="float" office:value="-1551.78005999796" calcext:value-type="float">
            <text:p>-1551,78005999796</text:p>
          </table:table-cell>
          <table:table-cell table:formula="of:=SUM([.R25:.S25])" office:value-type="float" office:value="0.0643673779613891" calcext:value-type="float">
            <text:p>0,064367377961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in</text:p>
          </table:table-cell>
          <table:table-cell table:formula="of:=[.C16]*PI()*[.C20]" office:value-type="float" office:value="0.0015707963267949" calcext:value-type="float">
            <text:p>0,0015707963267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,125</text:p>
          </table:table-cell>
          <table:table-cell office:value-type="float" office:value="966.146851162765" calcext:value-type="float">
            <text:p>966,146851162765</text:p>
          </table:table-cell>
          <table:table-cell office:value-type="float" office:value="198.601340825953" calcext:value-type="float">
            <text:p>198,60134082595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6]+[.J26]-[.$C$23]*[.$C$26]-[.$C$24]*[.$C$27]" office:value-type="float" office:value="-9.37137088565835" calcext:value-type="float">
            <text:p>-9,37137088565835</text:p>
          </table:table-cell>
          <table:table-cell table:formula="of:=-([.G26]+[.G27])/2*[.$C$23]*[.$C$26]-[.$C$24]*([.H26]+[.H27])/2*[.$C$27]" office:value-type="float" office:value="-4152.74882620996" calcext:value-type="float">
            <text:p>-4152,74882620996</text:p>
          </table:table-cell>
          <table:table-cell/>
          <table:table-cell table:formula="of:=[.I26]/([.K26]-[.J26]*[.N25])" office:value-type="float" office:value="0.043326233309275" calcext:value-type="float">
            <text:p>0,043326233309275</text:p>
          </table:table-cell>
          <table:table-cell table:formula="of:=([.L26]+[.J26]*[.O25])/([.K26]-[.J26]*[.N25])" office:value-type="float" office:value="463.648187487259" calcext:value-type="float">
            <text:p>463,648187487259</text:p>
          </table:table-cell>
          <table:table-cell table:formula="of:=[.N26]*[.P27]+[.O26]" office:value-type="float" office:value="485.078115848744" calcext:value-type="float">
            <text:p>485,078115848744</text:p>
          </table:table-cell>
          <table:table-cell/>
          <table:table-cell table:formula="of:=(([.G26]+[.G27])/2-[.P26])*[.$C$23]*[.$C$26]" office:value-type="float" office:value="1501.64551771439" calcext:value-type="float">
            <text:p>1501,64551771439</text:p>
          </table:table-cell>
          <table:table-cell table:formula="of:=((([.H26]+[.H27])/2)-[.P26])*[.$C$27]*[.$C$24]" office:value-type="float" office:value="-1501.57281958612" calcext:value-type="float">
            <text:p>-1501,57281958612</text:p>
          </table:table-cell>
          <table:table-cell table:formula="of:=SUM([.R26:.S26])" office:value-type="float" office:value="0.072698128274169" calcext:value-type="float">
            <text:p>0,072698128274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2out</text:p>
          </table:table-cell>
          <table:table-cell table:formula="of:=[.C17]*PI()*[.C20]" office:value-type="float" office:value="0.00180641577581413" calcext:value-type="float">
            <text:p>0,0018064157758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office:value-type="float" office:value="959.986608198857" calcext:value-type="float">
            <text:p>959,986608198857</text:p>
          </table:table-cell>
          <table:table-cell office:value-type="float" office:value="217.39202327834" calcext:value-type="float">
            <text:p>217,39202327834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7]+[.J27]-[.$C$23]*[.$C$26]-[.$C$24]*[.$C$27]" office:value-type="float" office:value="-9.37137088565835" calcext:value-type="float">
            <text:p>-9,37137088565835</text:p>
          </table:table-cell>
          <table:table-cell table:formula="of:=-([.G27]+[.G28])/2*[.$C$23]*[.$C$26]-[.$C$24]*([.H27]+[.H28])/2*[.$C$27]" office:value-type="float" office:value="-4234.42262397445" calcext:value-type="float">
            <text:p>-4234,42262397445</text:p>
          </table:table-cell>
          <table:table-cell/>
          <table:table-cell table:formula="of:=[.I27]/([.K27]-[.J27]*[.N26])" office:value-type="float" office:value="0.043326233309275" calcext:value-type="float">
            <text:p>0,043326233309275</text:p>
          </table:table-cell>
          <table:table-cell table:formula="of:=([.L27]+[.J27]*[.O26])/([.K27]-[.J27]*[.N26])" office:value-type="float" office:value="472.782978042606" calcext:value-type="float">
            <text:p>472,782978042606</text:p>
          </table:table-cell>
          <table:table-cell table:formula="of:=[.N27]*[.P28]+[.O27]" office:value-type="float" office:value="494.617849848886" calcext:value-type="float">
            <text:p>494,617849848886</text:p>
          </table:table-cell>
          <table:table-cell/>
          <table:table-cell table:formula="of:=(([.G27]+[.G28])/2-[.P27])*[.$C$23]*[.$C$26]" office:value-type="float" office:value="1452.62874253531" calcext:value-type="float">
            <text:p>1452,62874253531</text:p>
          </table:table-cell>
          <table:table-cell table:formula="of:=((([.H27]+[.H28])/2)-[.P27])*[.$C$27]*[.$C$24]" office:value-type="float" office:value="-1452.55038287939" calcext:value-type="float">
            <text:p>-1452,55038287939</text:p>
          </table:table-cell>
          <table:table-cell table:formula="of:=SUM([.R27:.S27])" office:value-type="float" office:value="0.0783596559288071" calcext:value-type="float">
            <text:p>0,0783596559288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175" calcext:value-type="float">
            <text:p>0,175</text:p>
          </table:table-cell>
          <table:table-cell office:value-type="float" office:value="954.021270906353" calcext:value-type="float">
            <text:p>954,021270906353</text:p>
          </table:table-cell>
          <table:table-cell office:value-type="float" office:value="235.77278128835" calcext:value-type="float">
            <text:p>235,77278128835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8]+[.J28]-[.$C$23]*[.$C$26]-[.$C$24]*[.$C$27]" office:value-type="float" office:value="-9.37137088565835" calcext:value-type="float">
            <text:p>-9,37137088565835</text:p>
          </table:table-cell>
          <table:table-cell table:formula="of:=-([.G28]+[.G29])/2*[.$C$23]*[.$C$26]-[.$C$24]*([.H28]+[.H29])/2*[.$C$27]" office:value-type="float" office:value="-4314.43929192589" calcext:value-type="float">
            <text:p>-4314,43929192589</text:p>
          </table:table-cell>
          <table:table-cell/>
          <table:table-cell table:formula="of:=[.I28]/([.K28]-[.J28]*[.N27])" office:value-type="float" office:value="0.043326233309275" calcext:value-type="float">
            <text:p>0,043326233309275</text:p>
          </table:table-cell>
          <table:table-cell table:formula="of:=([.L28]+[.J28]*[.O27])/([.K28]-[.J28]*[.N27])" office:value-type="float" office:value="481.733198621073" calcext:value-type="float">
            <text:p>481,733198621073</text:p>
          </table:table-cell>
          <table:table-cell table:formula="of:=[.N28]*[.P29]+[.O28]" office:value-type="float" office:value="503.964229948566" calcext:value-type="float">
            <text:p>503,964229948566</text:p>
          </table:table-cell>
          <table:table-cell/>
          <table:table-cell table:formula="of:=(([.G28]+[.G29])/2-[.P28])*[.$C$23]*[.$C$26]" office:value-type="float" office:value="1404.82517087877" calcext:value-type="float">
            <text:p>1404,82517087877</text:p>
          </table:table-cell>
          <table:table-cell table:formula="of:=((([.H28]+[.H29])/2)-[.P28])*[.$C$27]*[.$C$24]" office:value-type="float" office:value="-1404.74300770666" calcext:value-type="float">
            <text:p>-1404,74300770666</text:p>
          </table:table-cell>
          <table:table-cell table:formula="of:=SUM([.R28:.S28])" office:value-type="float" office:value="0.0821631721071299" calcext:value-type="float">
            <text:p>0,082163172107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948.246669491871" calcext:value-type="float">
            <text:p>948,246669491871</text:p>
          </table:table-cell>
          <table:table-cell office:value-type="float" office:value="253.728331477671" calcext:value-type="float">
            <text:p>253,728331477671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29]+[.J29]-[.$C$23]*[.$C$26]-[.$C$24]*[.$C$27]" office:value-type="float" office:value="-9.37137088565835" calcext:value-type="float">
            <text:p>-9,37137088565835</text:p>
          </table:table-cell>
          <table:table-cell table:formula="of:=-([.G29]+[.G30])/2*[.$C$23]*[.$C$26]-[.$C$24]*([.H29]+[.H30])/2*[.$C$27]" office:value-type="float" office:value="-4392.7190303812" calcext:value-type="float">
            <text:p>-4392,7190303812</text:p>
          </table:table-cell>
          <table:table-cell/>
          <table:table-cell table:formula="of:=[.I29]/([.K29]-[.J29]*[.N28])" office:value-type="float" office:value="0.043326233309275" calcext:value-type="float">
            <text:p>0,043326233309275</text:p>
          </table:table-cell>
          <table:table-cell table:formula="of:=([.L29]+[.J29]*[.O28])/([.K29]-[.J29]*[.N28])" office:value-type="float" office:value="490.489730329065" calcext:value-type="float">
            <text:p>490,489730329065</text:p>
          </table:table-cell>
          <table:table-cell table:formula="of:=[.N29]*[.P30]+[.O29]" office:value-type="float" office:value="513.107870901258" calcext:value-type="float">
            <text:p>513,107870901258</text:p>
          </table:table-cell>
          <table:table-cell/>
          <table:table-cell table:formula="of:=(([.G29]+[.G30])/2-[.P29])*[.$C$23]*[.$C$26]" office:value-type="float" office:value="1358.25098883782" calcext:value-type="float">
            <text:p>1358,25098883782</text:p>
          </table:table-cell>
          <table:table-cell table:formula="of:=((([.H29]+[.H30])/2)-[.P29])*[.$C$27]*[.$C$24]" office:value-type="float" office:value="-1358.16633425042" calcext:value-type="float">
            <text:p>-1358,16633425042</text:p>
          </table:table-cell>
          <table:table-cell table:formula="of:=SUM([.R29:.S29])" office:value-type="float" office:value="0.0846545874073854" calcext:value-type="float">
            <text:p>0,0846545874073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225" calcext:value-type="float">
            <text:p>0,225</text:p>
          </table:table-cell>
          <table:table-cell office:value-type="float" office:value="942.658507642622" calcext:value-type="float">
            <text:p>942,658507642622</text:p>
          </table:table-cell>
          <table:table-cell office:value-type="float" office:value="271.249414644953" calcext:value-type="float">
            <text:p>271,24941464495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0]+[.J30]-[.$C$23]*[.$C$26]-[.$C$24]*[.$C$27]" office:value-type="float" office:value="-9.37137088565835" calcext:value-type="float">
            <text:p>-9,37137088565835</text:p>
          </table:table-cell>
          <table:table-cell table:formula="of:=-([.G30]+[.G31])/2*[.$C$23]*[.$C$26]-[.$C$24]*([.H30]+[.H31])/2*[.$C$27]" office:value-type="float" office:value="-4469.20922951351" calcext:value-type="float">
            <text:p>-4469,20922951351</text:p>
          </table:table-cell>
          <table:table-cell/>
          <table:table-cell table:formula="of:=[.I30]/([.K30]-[.J30]*[.N29])" office:value-type="float" office:value="0.043326233309275" calcext:value-type="float">
            <text:p>0,043326233309275</text:p>
          </table:table-cell>
          <table:table-cell table:formula="of:=([.L30]+[.J30]*[.O29])/([.K30]-[.J30]*[.N29])" office:value-type="float" office:value="499.046553653058" calcext:value-type="float">
            <text:p>499,046553653058</text:p>
          </table:table-cell>
          <table:table-cell table:formula="of:=[.N30]*[.P31]+[.O30]" office:value-type="float" office:value="522.042625093617" calcext:value-type="float">
            <text:p>522,042625093617</text:p>
          </table:table-cell>
          <table:table-cell/>
          <table:table-cell table:formula="of:=(([.G30]+[.G31])/2-[.P30])*[.$C$23]*[.$C$26]" office:value-type="float" office:value="1312.91189391232" calcext:value-type="float">
            <text:p>1312,91189391232</text:p>
          </table:table-cell>
          <table:table-cell table:formula="of:=((([.H30]+[.H31])/2)-[.P30])*[.$C$27]*[.$C$24]" office:value-type="float" office:value="-1312.82604110325" calcext:value-type="float">
            <text:p>-1312,82604110325</text:p>
          </table:table-cell>
          <table:table-cell table:formula="of:=SUM([.R30:.S30])" office:value-type="float" office:value="0.0858528090695927" calcext:value-type="float">
            <text:p>0,0858528090695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,25</text:p>
          </table:table-cell>
          <table:table-cell office:value-type="float" office:value="937.252413585763" calcext:value-type="float">
            <text:p>937,252413585763</text:p>
          </table:table-cell>
          <table:table-cell office:value-type="float" office:value="288.330899052204" calcext:value-type="float">
            <text:p>288,330899052204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1]+[.J31]-[.$C$23]*[.$C$26]-[.$C$24]*[.$C$27]" office:value-type="float" office:value="-9.37137088565835" calcext:value-type="float">
            <text:p>-9,37137088565835</text:p>
          </table:table-cell>
          <table:table-cell table:formula="of:=-([.G31]+[.G32])/2*[.$C$23]*[.$C$26]-[.$C$24]*([.H31]+[.H32])/2*[.$C$27]" office:value-type="float" office:value="-4543.88554860293" calcext:value-type="float">
            <text:p>-4543,88554860293</text:p>
          </table:table-cell>
          <table:table-cell/>
          <table:table-cell table:formula="of:=[.I31]/([.K31]-[.J31]*[.N30])" office:value-type="float" office:value="0.043326233309275" calcext:value-type="float">
            <text:p>0,043326233309275</text:p>
          </table:table-cell>
          <table:table-cell table:formula="of:=([.L31]+[.J31]*[.O30])/([.K31]-[.J31]*[.N30])" office:value-type="float" office:value="507.400805565656" calcext:value-type="float">
            <text:p>507,400805565656</text:p>
          </table:table-cell>
          <table:table-cell table:formula="of:=[.N31]*[.P32]+[.O31]" office:value-type="float" office:value="530.765535891531" calcext:value-type="float">
            <text:p>530,765535891531</text:p>
          </table:table-cell>
          <table:table-cell/>
          <table:table-cell table:formula="of:=(([.G31]+[.G32])/2-[.P31])*[.$C$23]*[.$C$26]" office:value-type="float" office:value="1268.80335129505" calcext:value-type="float">
            <text:p>1268,80335129505</text:p>
          </table:table-cell>
          <table:table-cell table:formula="of:=((([.H31]+[.H32])/2)-[.P31])*[.$C$27]*[.$C$24]" office:value-type="float" office:value="-1268.71662290632" calcext:value-type="float">
            <text:p>-1268,71662290632</text:p>
          </table:table-cell>
          <table:table-cell table:formula="of:=SUM([.R31:.S31])" office:value-type="float" office:value="0.0867283887314443" calcext:value-type="float">
            <text:p>0,0867283887314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.275" calcext:value-type="float">
            <text:p>0,275</text:p>
          </table:table-cell>
          <table:table-cell office:value-type="float" office:value="932.023958877977" calcext:value-type="float">
            <text:p>932,023958877977</text:p>
          </table:table-cell>
          <table:table-cell office:value-type="float" office:value="304.97403494907" calcext:value-type="float">
            <text:p>304,97403494907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2]+[.J32]-[.$C$23]*[.$C$26]-[.$C$24]*[.$C$27]" office:value-type="float" office:value="-9.37137088565835" calcext:value-type="float">
            <text:p>-9,37137088565835</text:p>
          </table:table-cell>
          <table:table-cell table:formula="of:=-([.G32]+[.G33])/2*[.$C$23]*[.$C$26]-[.$C$24]*([.H32]+[.H33])/2*[.$C$27]" office:value-type="float" office:value="-4616.72980881343" calcext:value-type="float">
            <text:p>-4616,72980881343</text:p>
          </table:table-cell>
          <table:table-cell/>
          <table:table-cell table:formula="of:=[.I32]/([.K32]-[.J32]*[.N31])" office:value-type="float" office:value="0.043326233309275" calcext:value-type="float">
            <text:p>0,043326233309275</text:p>
          </table:table-cell>
          <table:table-cell table:formula="of:=([.L32]+[.J32]*[.O31])/([.K32]-[.J32]*[.N31])" office:value-type="float" office:value="515.550418554535" calcext:value-type="float">
            <text:p>515,550418554535</text:p>
          </table:table-cell>
          <table:table-cell table:formula="of:=[.N32]*[.P33]+[.O32]" office:value-type="float" office:value="539.274442785988" calcext:value-type="float">
            <text:p>539,274442785988</text:p>
          </table:table-cell>
          <table:table-cell/>
          <table:table-cell table:formula="of:=(([.G32]+[.G33])/2-[.P32])*[.$C$23]*[.$C$26]" office:value-type="float" office:value="1225.91815944837" calcext:value-type="float">
            <text:p>1225,91815944837</text:p>
          </table:table-cell>
          <table:table-cell table:formula="of:=((([.H32]+[.H33])/2)-[.P32])*[.$C$27]*[.$C$24]" office:value-type="float" office:value="-1225.83056118608" calcext:value-type="float">
            <text:p>-1225,83056118608</text:p>
          </table:table-cell>
          <table:table-cell table:formula="of:=SUM([.R32:.S32])" office:value-type="float" office:value="0.0875982622851552" calcext:value-type="float">
            <text:p>0,08759826228515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,3</text:p>
          </table:table-cell>
          <table:table-cell office:value-type="float" office:value="926.968666303305" calcext:value-type="float">
            <text:p>926,968666303305</text:p>
          </table:table-cell>
          <table:table-cell office:value-type="float" office:value="321.176025797684" calcext:value-type="float">
            <text:p>321,176025797684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3]+[.J33]-[.$C$23]*[.$C$26]-[.$C$24]*[.$C$27]" office:value-type="float" office:value="-9.37137088565835" calcext:value-type="float">
            <text:p>-9,37137088565835</text:p>
          </table:table-cell>
          <table:table-cell table:formula="of:=-([.G33]+[.G34])/2*[.$C$23]*[.$C$26]-[.$C$24]*([.H33]+[.H34])/2*[.$C$27]" office:value-type="float" office:value="-4687.72298731206" calcext:value-type="float">
            <text:p>-4687,72298731206</text:p>
          </table:table-cell>
          <table:table-cell/>
          <table:table-cell table:formula="of:=[.I33]/([.K33]-[.J33]*[.N32])" office:value-type="float" office:value="0.043326233309275" calcext:value-type="float">
            <text:p>0,043326233309275</text:p>
          </table:table-cell>
          <table:table-cell table:formula="of:=([.L33]+[.J33]*[.O32])/([.K33]-[.J33]*[.N32])" office:value-type="float" office:value="523.49326934378" calcext:value-type="float">
            <text:p>523,49326934378</text:p>
          </table:table-cell>
          <table:table-cell table:formula="of:=[.N33]*[.P34]+[.O33]" office:value-type="float" office:value="547.567199347906" calcext:value-type="float">
            <text:p>547,567199347906</text:p>
          </table:table-cell>
          <table:table-cell/>
          <table:table-cell table:formula="of:=(([.G33]+[.G34])/2-[.P33])*[.$C$23]*[.$C$26]" office:value-type="float" office:value="1184.24896400593" calcext:value-type="float">
            <text:p>1184,24896400593</text:p>
          </table:table-cell>
          <table:table-cell table:formula="of:=((([.H33]+[.H34])/2)-[.P33])*[.$C$27]*[.$C$24]" office:value-type="float" office:value="-1184.16114917324" calcext:value-type="float">
            <text:p>-1184,16114917324</text:p>
          </table:table-cell>
          <table:table-cell table:formula="of:=SUM([.R33:.S33])" office:value-type="float" office:value="0.0878148326830797" calcext:value-type="float">
            <text:p>0,087814832683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325" calcext:value-type="float">
            <text:p>0,325</text:p>
          </table:table-cell>
          <table:table-cell office:value-type="float" office:value="922.082038284503" calcext:value-type="float">
            <text:p>922,082038284503</text:p>
          </table:table-cell>
          <table:table-cell office:value-type="float" office:value="336.937850444096" calcext:value-type="float">
            <text:p>336,937850444096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4]+[.J34]-[.$C$23]*[.$C$26]-[.$C$24]*[.$C$27]" office:value-type="float" office:value="-9.37137088565835" calcext:value-type="float">
            <text:p>-9,37137088565835</text:p>
          </table:table-cell>
          <table:table-cell table:formula="of:=-([.G34]+[.G35])/2*[.$C$23]*[.$C$26]-[.$C$24]*([.H34]+[.H35])/2*[.$C$27]" office:value-type="float" office:value="-4756.8607793987" calcext:value-type="float">
            <text:p>-4756,8607793987</text:p>
          </table:table-cell>
          <table:table-cell/>
          <table:table-cell table:formula="of:=[.I34]/([.K34]-[.J34]*[.N33])" office:value-type="float" office:value="0.043326233309275" calcext:value-type="float">
            <text:p>0,043326233309275</text:p>
          </table:table-cell>
          <table:table-cell table:formula="of:=([.L34]+[.J34]*[.O33])/([.K34]-[.J34]*[.N33])" office:value-type="float" office:value="531.228805731751" calcext:value-type="float">
            <text:p>531,228805731751</text:p>
          </table:table-cell>
          <table:table-cell table:formula="of:=[.N34]*[.P35]+[.O34]" office:value-type="float" office:value="555.643271185818" calcext:value-type="float">
            <text:p>555,643271185818</text:p>
          </table:table-cell>
          <table:table-cell/>
          <table:table-cell table:formula="of:=(([.G34]+[.G35])/2-[.P34])*[.$C$23]*[.$C$26]" office:value-type="float" office:value="1143.78331200868" calcext:value-type="float">
            <text:p>1143,78331200868</text:p>
          </table:table-cell>
          <table:table-cell table:formula="of:=((([.H34]+[.H35])/2)-[.P34])*[.$C$27]*[.$C$24]" office:value-type="float" office:value="-1143.69566376905" calcext:value-type="float">
            <text:p>-1143,69566376905</text:p>
          </table:table-cell>
          <table:table-cell table:formula="of:=SUM([.R34:.S34])" office:value-type="float" office:value="0.0876482396347456" calcext:value-type="float">
            <text:p>0,0876482396347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,35</text:p>
          </table:table-cell>
          <table:table-cell office:value-type="float" office:value="917.359575815937" calcext:value-type="float">
            <text:p>917,359575815937</text:p>
          </table:table-cell>
          <table:table-cell office:value-type="float" office:value="352.262156781778" calcext:value-type="float">
            <text:p>352,262156781778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5]+[.J35]-[.$C$23]*[.$C$26]-[.$C$24]*[.$C$27]" office:value-type="float" office:value="-9.37137088565835" calcext:value-type="float">
            <text:p>-9,37137088565835</text:p>
          </table:table-cell>
          <table:table-cell table:formula="of:=-([.G35]+[.G36])/2*[.$C$23]*[.$C$26]-[.$C$24]*([.H35]+[.H36])/2*[.$C$27]" office:value-type="float" office:value="-4824.14680339334" calcext:value-type="float">
            <text:p>-4824,14680339334</text:p>
          </table:table-cell>
          <table:table-cell/>
          <table:table-cell table:formula="of:=[.I35]/([.K35]-[.J35]*[.N34])" office:value-type="float" office:value="0.043326233309275" calcext:value-type="float">
            <text:p>0,043326233309275</text:p>
          </table:table-cell>
          <table:table-cell table:formula="of:=([.L35]+[.J35]*[.O34])/([.K35]-[.J35]*[.N34])" office:value-type="float" office:value="538.757390622004" calcext:value-type="float">
            <text:p>538,757390622004</text:p>
          </table:table-cell>
          <table:table-cell table:formula="of:=[.N35]*[.P36]+[.O35]" office:value-type="float" office:value="563.503069371152" calcext:value-type="float">
            <text:p>563,503069371152</text:p>
          </table:table-cell>
          <table:table-cell/>
          <table:table-cell table:formula="of:=(([.G35]+[.G36])/2-[.P35])*[.$C$23]*[.$C$26]" office:value-type="float" office:value="1104.50579944159" calcext:value-type="float">
            <text:p>1104,50579944159</text:p>
          </table:table-cell>
          <table:table-cell table:formula="of:=((([.H35]+[.H36])/2)-[.P35])*[.$C$27]*[.$C$24]" office:value-type="float" office:value="-1104.41860175517" calcext:value-type="float">
            <text:p>-1104,41860175517</text:p>
          </table:table-cell>
          <table:table-cell table:formula="of:=SUM([.R35:.S35])" office:value-type="float" office:value="0.0871976864279986" calcext:value-type="float">
            <text:p>0,0871976864279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,375</text:p>
          </table:table-cell>
          <table:table-cell office:value-type="float" office:value="912.796793545549" calcext:value-type="float">
            <text:p>912,796793545549</text:p>
          </table:table-cell>
          <table:table-cell office:value-type="float" office:value="367.152840599427" calcext:value-type="float">
            <text:p>367,152840599427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6]+[.J36]-[.$C$23]*[.$C$26]-[.$C$24]*[.$C$27]" office:value-type="float" office:value="-9.37137088565835" calcext:value-type="float">
            <text:p>-9,37137088565835</text:p>
          </table:table-cell>
          <table:table-cell table:formula="of:=-([.G36]+[.G37])/2*[.$C$23]*[.$C$26]-[.$C$24]*([.H36]+[.H37])/2*[.$C$27]" office:value-type="float" office:value="-4889.59070265575" calcext:value-type="float">
            <text:p>-4889,59070265575</text:p>
          </table:table-cell>
          <table:table-cell/>
          <table:table-cell table:formula="of:=[.I36]/([.K36]-[.J36]*[.N35])" office:value-type="float" office:value="0.043326233309275" calcext:value-type="float">
            <text:p>0,043326233309275</text:p>
          </table:table-cell>
          <table:table-cell table:formula="of:=([.L36]+[.J36]*[.O35])/([.K36]-[.J36]*[.N35])" office:value-type="float" office:value="546.08007069281" calcext:value-type="float">
            <text:p>546,08007069281</text:p>
          </table:table-cell>
          <table:table-cell table:formula="of:=[.N36]*[.P37]+[.O36]" office:value-type="float" office:value="571.147705652281" calcext:value-type="float">
            <text:p>571,147705652281</text:p>
          </table:table-cell>
          <table:table-cell/>
          <table:table-cell table:formula="of:=(([.G36]+[.G37])/2-[.P36])*[.$C$23]*[.$C$26]" office:value-type="float" office:value="1066.3988802795" calcext:value-type="float">
            <text:p>1066,3988802795</text:p>
          </table:table-cell>
          <table:table-cell table:formula="of:=((([.H36]+[.H37])/2)-[.P36])*[.$C$27]*[.$C$24]" office:value-type="float" office:value="-1066.3122912466" calcext:value-type="float">
            <text:p>-1066,3122912466</text:p>
          </table:table-cell>
          <table:table-cell table:formula="of:=SUM([.R36:.S36])" office:value-type="float" office:value="0.0865890328941532" calcext:value-type="float">
            <text:p>0,086589032894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,4</text:p>
          </table:table-cell>
          <table:table-cell office:value-type="float" office:value="908.389230175591" calcext:value-type="float">
            <text:p>908,389230175591</text:p>
          </table:table-cell>
          <table:table-cell office:value-type="float" office:value="381.614751501561" calcext:value-type="float">
            <text:p>381,614751501561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7]+[.J37]-[.$C$23]*[.$C$26]-[.$C$24]*[.$C$27]" office:value-type="float" office:value="-9.37137088565835" calcext:value-type="float">
            <text:p>-9,37137088565835</text:p>
          </table:table-cell>
          <table:table-cell table:formula="of:=-([.G37]+[.G38])/2*[.$C$23]*[.$C$26]-[.$C$24]*([.H37]+[.H38])/2*[.$C$27]" office:value-type="float" office:value="-4953.20668876858" calcext:value-type="float">
            <text:p>-4953,20668876858</text:p>
          </table:table-cell>
          <table:table-cell/>
          <table:table-cell table:formula="of:=[.I37]/([.K37]-[.J37]*[.N36])" office:value-type="float" office:value="0.043326233309275" calcext:value-type="float">
            <text:p>0,043326233309275</text:p>
          </table:table-cell>
          <table:table-cell table:formula="of:=([.L37]+[.J37]*[.O36])/([.K37]-[.J37]*[.N36])" office:value-type="float" office:value="553.198410628684" calcext:value-type="float">
            <text:p>553,198410628684</text:p>
          </table:table-cell>
          <table:table-cell table:formula="of:=[.N37]*[.P38]+[.O37]" office:value-type="float" office:value="578.578681893058" calcext:value-type="float">
            <text:p>578,578681893058</text:p>
          </table:table-cell>
          <table:table-cell/>
          <table:table-cell table:formula="of:=(([.G37]+[.G38])/2-[.P37])*[.$C$23]*[.$C$26]" office:value-type="float" office:value="1029.44380470007" calcext:value-type="float">
            <text:p>1029,44380470007</text:p>
          </table:table-cell>
          <table:table-cell table:formula="of:=((([.H37]+[.H38])/2)-[.P37])*[.$C$27]*[.$C$24]" office:value-type="float" office:value="-1029.35662805449" calcext:value-type="float">
            <text:p>-1029,35662805449</text:p>
          </table:table-cell>
          <table:table-cell table:formula="of:=SUM([.R37:.S37])" office:value-type="float" office:value="0.0871766455834404" calcext:value-type="float">
            <text:p>0,087176645583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425" calcext:value-type="float">
            <text:p>0,425</text:p>
          </table:table-cell>
          <table:table-cell office:value-type="float" office:value="904.132414223903" calcext:value-type="float">
            <text:p>904,132414223903</text:p>
          </table:table-cell>
          <table:table-cell office:value-type="float" office:value="395.653463161593" calcext:value-type="float">
            <text:p>395,65346316159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8]+[.J38]-[.$C$23]*[.$C$26]-[.$C$24]*[.$C$27]" office:value-type="float" office:value="-9.37137088565835" calcext:value-type="float">
            <text:p>-9,37137088565835</text:p>
          </table:table-cell>
          <table:table-cell table:formula="of:=-([.G38]+[.G39])/2*[.$C$23]*[.$C$26]-[.$C$24]*([.H38]+[.H39])/2*[.$C$27]" office:value-type="float" office:value="-5015.00958801794" calcext:value-type="float">
            <text:p>-5015,00958801794</text:p>
          </table:table-cell>
          <table:table-cell/>
          <table:table-cell table:formula="of:=[.I38]/([.K38]-[.J38]*[.N37])" office:value-type="float" office:value="0.043326233309275" calcext:value-type="float">
            <text:p>0,043326233309275</text:p>
          </table:table-cell>
          <table:table-cell table:formula="of:=([.L38]+[.J38]*[.O37])/([.K38]-[.J38]*[.N37])" office:value-type="float" office:value="560.114063274289" calcext:value-type="float">
            <text:p>560,114063274289</text:p>
          </table:table-cell>
          <table:table-cell table:formula="of:=[.N38]*[.P39]+[.O38]" office:value-type="float" office:value="585.794548148305" calcext:value-type="float">
            <text:p>585,794548148305</text:p>
          </table:table-cell>
          <table:table-cell/>
          <table:table-cell table:formula="of:=(([.G38]+[.G39])/2-[.P38])*[.$C$23]*[.$C$26]" office:value-type="float" office:value="993.629616095778" calcext:value-type="float">
            <text:p>993,629616095778</text:p>
          </table:table-cell>
          <table:table-cell table:formula="of:=((([.H38]+[.H39])/2)-[.P38])*[.$C$27]*[.$C$24]" office:value-type="float" office:value="-993.513416536531" calcext:value-type="float">
            <text:p>-993,513416536531</text:p>
          </table:table-cell>
          <table:table-cell table:formula="of:=SUM([.R38:.S38])" office:value-type="float" office:value="0.116199559246638" calcext:value-type="float">
            <text:p>0,1161995592466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,45</text:p>
          </table:table-cell>
          <table:table-cell office:value-type="float" office:value="900.020942089288" calcext:value-type="float">
            <text:p>900,020942089288</text:p>
          </table:table-cell>
          <table:table-cell office:value-type="float" office:value="409.274598306249" calcext:value-type="float">
            <text:p>409,274598306249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39]+[.J39]-[.$C$23]*[.$C$26]-[.$C$24]*[.$C$27]" office:value-type="float" office:value="-9.37137088565835" calcext:value-type="float">
            <text:p>-9,37137088565835</text:p>
          </table:table-cell>
          <table:table-cell table:formula="of:=-([.G39]+[.G40])/2*[.$C$23]*[.$C$26]-[.$C$24]*([.H39]+[.H40])/2*[.$C$27]" office:value-type="float" office:value="-5074.95434854823" calcext:value-type="float">
            <text:p>-5074,95434854823</text:p>
          </table:table-cell>
          <table:table-cell/>
          <table:table-cell table:formula="of:=[.I39]/([.K39]-[.J39]*[.N38])" office:value-type="float" office:value="0.043326233309275" calcext:value-type="float">
            <text:p>0,043326233309275</text:p>
          </table:table-cell>
          <table:table-cell table:formula="of:=([.L39]+[.J39]*[.O38])/([.K39]-[.J39]*[.N38])" office:value-type="float" office:value="566.822283824672" calcext:value-type="float">
            <text:p>566,822283824672</text:p>
          </table:table-cell>
          <table:table-cell table:formula="of:=[.N39]*[.P40]+[.O39]" office:value-type="float" office:value="592.723689841706" calcext:value-type="float">
            <text:p>592,723689841706</text:p>
          </table:table-cell>
          <table:table-cell/>
          <table:table-cell table:formula="of:=(([.G39]+[.G40])/2-[.P39])*[.$C$23]*[.$C$26]" office:value-type="float" office:value="959.13233437583" calcext:value-type="float">
            <text:p>959,13233437583</text:p>
          </table:table-cell>
          <table:table-cell table:formula="of:=((([.H39]+[.H40])/2)-[.P39])*[.$C$27]*[.$C$24]" office:value-type="float" office:value="-958.390647529395" calcext:value-type="float">
            <text:p>-958,390647529395</text:p>
          </table:table-cell>
          <table:table-cell table:formula="of:=SUM([.R39:.S39])" office:value-type="float" office:value="0.741686846435641" calcext:value-type="float">
            <text:p>0,74168684643564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475" calcext:value-type="float">
            <text:p>0,475</text:p>
          </table:table-cell>
          <table:table-cell office:value-type="float" office:value="896.029045974851" calcext:value-type="float">
            <text:p>896,029045974851</text:p>
          </table:table-cell>
          <table:table-cell office:value-type="float" office:value="422.473977974622" calcext:value-type="float">
            <text:p>422,473977974622</text:p>
          </table:table-cell>
          <table:table-cell office:value-type="float" office:value="0" calcext:value-type="float">
            <text:p>0</text:p>
          </table:table-cell>
          <table:table-cell table:formula="of:=-[.$C$22]*[.$C$25]/[.$C$20]" office:value-type="float" office:value="-0.405265452313083" calcext:value-type="float">
            <text:p>-0,405265452313083</text:p>
          </table:table-cell>
          <table:table-cell table:formula="of:=[.I40]+[.J40]-[.$C$23]*[.$C$26]-[.$C$24]*[.$C$27]" office:value-type="float" office:value="-8.96610543334527" calcext:value-type="float">
            <text:p>-8,96610543334527</text:p>
          </table:table-cell>
          <table:table-cell table:formula="of:=-([.G40]+[.G41])/2*[.$C$23]*[.$C$26]-[.$C$24]*([.H40]+[.H41])/2*[.$C$27]" office:value-type="float" office:value="-5119.93097389882" calcext:value-type="float">
            <text:p>-5119,93097389882</text:p>
          </table:table-cell>
          <table:table-cell/>
          <table:table-cell table:formula="of:=[.I40]/([.K40]-[.J40]*[.N39])" office:value-type="float" office:value="-0" calcext:value-type="float">
            <text:p>0</text:p>
          </table:table-cell>
          <table:table-cell table:formula="of:=([.L40]+[.J40]*[.O39])/([.K40]-[.J40]*[.N39])" office:value-type="float" office:value="597.822705522136" calcext:value-type="float">
            <text:p>597,822705522136</text:p>
          </table:table-cell>
          <table:table-cell table:formula="of:=[.N40]*[.P41]+[.O40]" office:value-type="float" office:value="597.822705522136" calcext:value-type="float">
            <text:p>597,822705522136</text:p>
          </table:table-cell>
          <table:table-cell/>
          <table:table-cell table:formula="of:=(([.G40]+[.G41])/2-[.P40])*[.$C$23]*[.$C$26]" office:value-type="float" office:value="918.233527044106" calcext:value-type="float">
            <text:p>918,233527044106</text:p>
          </table:table-cell>
          <table:table-cell table:formula="of:=((([.H40]+[.H41])/2)-[.P40])*[.$C$27]*[.$C$24]" office:value-type="float" office:value="-916.167072148026" calcext:value-type="float">
            <text:p>-916,167072148026</text:p>
          </table:table-cell>
          <table:table-cell table:formula="of:=SUM([.R40:.S40])" office:value-type="float" office:value="2.06645489608002" calcext:value-type="float">
            <text:p>2,0664548960800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884.181984036522" calcext:value-type="float">
            <text:p>884,181984036522</text:p>
          </table:table-cell>
          <table:table-cell office:value-type="float" office:value="435.055448767303" calcext:value-type="float">
            <text:p>435,055448767303</text:p>
          </table:table-cell>
          <table:table-cell table:number-columns-repeated="9"/>
          <table:table-cell table:formula="of:=SUM([.R21:.R40])" office:value-type="float" office:value="26205.0525355011" calcext:value-type="float">
            <text:p>26205,0525355011</text:p>
          </table:table-cell>
          <table:table-cell table:formula="of:=SUM([.S21:.S40])" office:value-type="float" office:value="-26205.0525355011" calcext:value-type="float">
            <text:p>-26205,0525355011</text:p>
          </table:table-cell>
          <table:table-cell table:formula="of:=SUM([.T21:.T40])" office:value-type="float" office:value="0.000000000000682121026329696" calcext:value-type="float">
            <text:p>6,82121026329696E-13</text:p>
          </table:table-cell>
          <table:table-cell/>
        </table:table-row>
        <table:table-row table:style-name="ro1">
          <table:table-cell table:number-columns-repeated="17"/>
          <table:table-cell table:formula="of:=SUM([.R21:.S40])" office:value-type="float" office:value="0" calcext:value-type="float">
            <text:p>0</text:p>
          </table:table-cell>
          <table:table-cell table:formula="of:=SUM([.R41:.S41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1:19:10.6044621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0:27:09.865000000</meta:creation-date>
    <dc:date>2022-06-03T11:49:32.210564195</dc:date>
    <meta:editing-duration>PT50M53S</meta:editing-duration>
    <meta:editing-cycles>6</meta:editing-cycles>
    <meta:generator>LibreOffice/6.4.7.2$Linux_X86_64 LibreOffice_project/40$Build-2</meta:generator>
    <meta:document-statistic meta:table-count="1" meta:cell-count="518" meta:object-count="0"/>
  </office:meta>
</office:document-meta>
</file>